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1" draw:layer="layout" svg:width="6cm" svg:height="7cm" svg:x="5cm" svg:y="4.5cm">
          <text:p text:style-name="P1">Rectangle</text:p>
        </draw:rect>
        <draw:ellipse draw:style-name="gr1" draw:text-style-name="P1" draw:id="id2" draw:layer="layout" svg:width="4cm" svg:height="3.5cm" svg:x="13.5cm" svg:y="5cm">
          <text:p text:style-name="P1">Cercle</text:p>
        </draw:ellipse>
        <draw:line draw:style-name="gr2" draw:text-style-name="P1" draw:layer="layout" svg:x1="7.5cm" svg:y1="7.5cm" svg:x2="15.5cm" svg:y2="6.5cm">
          <text:p text:style-name="P1">Flèche</text:p>
        </draw:line>
        <draw:line draw:style-name="gr1" draw:text-style-name="P1" draw:layer="layout" svg:x1="3.5cm" svg:y1="2.5cm" svg:x2="10.5cm" svg:y2="12cm">
          <text:p text:style-name="P1">Ligne</text:p>
        </draw:line>
        <draw:frame draw:style-name="gr3" draw:layer="layout" svg:width="2.542cm" svg:height="0.962cm" svg:x="10cm" svg:y="3cm">
          <draw:text-box>
            <text:p>coucou</text:p>
          </draw:text-box>
        </draw:frame>
        <draw:connector draw:style-name="gr4" draw:text-style-name="P1" draw:layer="layout" svg:x1="11cm" svg:y1="8cm" svg:x2="15.5cm" svg:y2="8.5cm" draw:start-shape="id1" draw:start-glue-point="1" draw:end-shape="id2" draw:end-glue-point="2" svg:d="m11000 8000h1250v1001h3250v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17T16:21:28</meta:creation-date>
    <dc:date>2009-08-17T16:27:48</dc:date>
    <meta:editing-duration>PT00H06M21S</meta:editing-duration>
    <meta:editing-cycles>1</meta:editing-cycles>
    <meta:document-statistic meta:object-count="6"/>
    <meta:generator>OpenOffice.org/3.1$Unix OpenOffice.org_project/310m11$Build-9399</meta:generator>
  </office:meta>
</office:document-meta>
</file>